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top="0cm" fo:margin-bottom="0.37cm" fo:line-height="150%" fo:text-align="justify" style:justify-single-word="false"/>
    </style:style>
    <style:style style:name="P16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17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 fo:line-height="150%">
        <style:tab-stops>
          <style:tab-stop style:position="16.295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21" style:family="paragraph" style:parent-style-name="Standard" style:list-style-name="L1">
      <style:paragraph-properties fo:line-height="150%"/>
      <style:text-properties fo:color="#000000" style:font-name="Arial" fo:font-size="20pt" style:font-size-asian="20pt" style:font-size-complex="20pt"/>
    </style:style>
    <style:style style:name="P22" style:family="paragraph" style:parent-style-name="Standard">
      <style:paragraph-properties fo:line-height="150%"/>
      <style:text-properties fo:color="#000000" style:font-name="Arial"/>
    </style:style>
    <style:style style:name="P23" style:family="paragraph" style:parent-style-name="Standard" style:list-style-name="L1"/>
    <style:style style:name="P24" style:family="paragraph" style:parent-style-name="Standard">
      <style:paragraph-properties fo:line-height="150%"/>
    </style:style>
    <style:style style:name="P25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P26" style:family="paragraph" style:parent-style-name="Heading_20_1">
      <style:paragraph-properties fo:line-height="150%"/>
    </style:style>
    <style:style style:name="P27" style:family="paragraph" style:parent-style-name="Heading_20_3">
      <style:paragraph-properties fo:line-height="150%"/>
    </style:style>
    <style:style style:name="P28" style:family="paragraph" style:parent-style-name="Heading_20_2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5"/></text:span></text:p>
      <text:p text:style-name="P14"><text:span text:style-name="Fonte_20_parág._20_padrão"><text:span text:style-name="T5">SGB_LEIAME_GestaoDeCustoEAquisicao</text:span></text:span></text:p>
      <text:p text:style-name="P14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20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Expedito Pereira dos Santos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6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3"/>
      <text:p text:style-name="P13"/>
      <text:p text:style-name="Standard">Em cada fase </text:p>
      <text:p text:style-name="Standard"/>
      <text:list xml:id="list1055650126" text:style-name="L1">
        <text:list-item>
          <text:p text:style-name="P23">Fazer a análise de custos da fase e comunicar ao Gestor Tempo e escopo.</text:p>
        </text:list-item>
        <text:list-item>
          <text:p text:style-name="P23">Fazer a análise de viabilidade em relação as tarefas designadas para cada papel.</text:p>
        </text:list-item>
        <text:list-item>
          <text:p text:style-name="P23">No repositório há um documento de métricas que define como calcular os custos do projeto</text:p>
        </text:list-item>
        <text:list-item>
          <text:p text:style-name="P23">No repositório há os processos de custo e aquisição</text:p>
        </text:list-item>
        <text:list-item>
          <text:p text:style-name="P23">No repositório há o template para aquisição de ferramentas, materiais e serviços</text:p>
        </text:list-item>
        <text:list-item>
          <text:p text:style-name="P23">As aquisições devem ser enviada para o Danillo (Administrador da Fábrica de Software), no e-mail <text:a xlink:type="simple" xlink:href="mailto:danillo@inf.ufg.br">danillo@inf.ufg.br</text:a></text:p>
          <text:p text:style-name="P21"/>
        </text:list-item>
      </text:list>
      <text:p text:style-name="P12"/>
      <text:p text:style-name="P12"/>
      <text:p text:style-name="P12"/>
      <text:p text:style-name="P12"/>
      <text:p text:style-name="P14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LEIAME_GestaoDeCustoEAquisi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/>
    <meta:initial-creator/>
    <meta:creation-date>2012-10-25T10:41:00Z</meta:creation-date>
    <dc:date>2012-11-06T20:40:12</dc:date>
    <meta:editing-cycles>3</meta:editing-cycles>
    <meta:editing-duration>PT8M</meta:editing-duration>
    <meta:document-statistic meta:table-count="2" meta:image-count="3" meta:object-count="0" meta:page-count="2" meta:paragraph-count="25" meta:word-count="147" meta:character-count="962" meta:non-whitespace-character-count="843"/>
    <meta:template xlink:type="simple" xlink:actuate="onRequest" xlink:title="" xlink:href="../../../../tmp/SGB_TEMPL_TemplateDocumentos.odt/Normal.dotm"/>
  </office:meta>
</office:document-meta>
</file>